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Heading_20_5">
      <style:text-properties officeooo:paragraph-rsid="00056631"/>
    </style:style>
    <style:style style:name="T1" style:family="text">
      <style:text-properties style:text-position="-33% 80%"/>
    </style:style>
    <style:style style:name="T2" style:family="text">
      <style:text-properties style:text-position="33% 80%"/>
    </style:style>
    <style:style style:name="T3" style:family="text">
      <style:text-properties officeooo:rsid="0005663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5"><text:span text:style-name="T3">Taken from: http://www.fda.gov/MedicalDevices/DeviceRegulationandGuidance/GuidanceDocuments/ucm341718.htm#s4</text:span></text:h>
      <text:h text:style-name="Heading_20_5" text:outline-level="5"/>
      <text:h text:style-name="Heading_20_5" text:outline-level="5">4.1.1 <text:span text:style-name="Emphasis">In vivo</text:span> testing for SpO<text:span text:style-name="T1">2</text:span> accuracy under laboratory conditions</text:h>
      <text:p text:style-name="Text_20_body">We recommend you follow Clause 201.12.1.101.2 and Annex EE.2 of ISO 80601-2-61:2011 <text:span text:style-name="Emphasis">Procedure for invasive laboratory testing on healthy volunteers,</text:span> or equivalent method to validate the SpO<text:span text:style-name="T1">2</text:span> accuracy specifications of your pulse oximeter system by comparing each value from your system and a simultaneous value from co-oximetry of an arterial blood sample. We recommend you submit a detailed clinical report for this testing.  Your report should describe the device configuration tested and include the following:</text:p>
      <text:list xml:id="list7835544711353761797" text:style-name="L1">
        <text:list-item>
          <text:p text:style-name="P3">test apparatus used, including means for arterial catheterization and blood sampling, means for recording SpO<text:span text:style-name="T1">2</text:span> values, and means for delivering medical grade oxygen-nitrogen mixtures of varying fractional inspired oxygen (FiO<text:span text:style-name="T1">2</text:span>) levels;</text:p>
        </text:list-item>
        <text:list-item>
          <text:p text:style-name="P3">inclusion and exclusion criteria;</text:p>
        </text:list-item>
        <text:list-item>
          <text:p text:style-name="P3">number of subjects;</text:p>
        </text:list-item>
        <text:list-item>
          <text:p text:style-name="P3">number of samples taken per subject;</text:p>
        </text:list-item>
        <text:list-item>
          <text:p text:style-name="P3">specific conditions of testing, including laboratory conditions, subject motion, low pulse amplitude;</text:p>
        </text:list-item>
        <text:list-item>
          <text:p text:style-name="P3">type and frequency of motion for testing under motion conditions, if applicable;</text:p>
        </text:list-item>
        <text:list-item>
          <text:p text:style-name="P3">criteria and methods for determining stability of reference arterial blood oxygen saturation (SaO<text:span text:style-name="T1">2</text:span>) at the pulse oximeter sensor site;</text:p>
        </text:list-item>
        <text:list-item>
          <text:p text:style-name="P3">desaturation profile, including target saturation plateaus and ranges; and</text:p>
        </text:list-item>
        <text:list-item>
          <text:p text:style-name="P1">formula used for determination of root mean square difference (A<text:span text:style-name="T1">rms</text:span>).  (See Clause 201.12.1.101.2.2 of ISO 80601-2-61:2011 for recommended formula.)</text:p>
        </text:list-item>
      </text:list>
      <text:p text:style-name="Text_20_body">We recommend you conduct the study described in Clause 201.12.1.101.2 and Annex EE.2 of ISO 80601-2-61:2011 on 10 or more healthy subjects that vary in age and gender. Your data should include 200 or more data points (paired observations: pulse oximeter, co-oximeter). These data should be distributed as described in Annex EE.2.3.4(g).</text:p>
      <text:p text:style-name="Text_20_body">Your study should have subjects with a range of skin pigmentations, including at least 2 darkly pigmented subjects or 15% of your subject pool, whichever is larger.</text:p>
      <text:p text:style-name="Text_20_body">We recommend you provide a line listing, a Bland-Altman plot, error plots (i.e., SaO<text:span text:style-name="T1">2</text:span> versus (SpO<text:span text:style-name="T1">2</text:span>-SaO<text:span text:style-name="T1">2</text:span>) for both individual test subjects and all subjects pooled), and rationale for any points excluded from analysis.  Please include population mean bias (μ0), between-subject variance (σμ<text:span text:style-name="T2">2</text:span>), within-subject variance (σ<text:span text:style-name="T2">2</text:span>), and upper 95% and lower 95% limits of agreement. Please provide this information as outlined in Section 3 of “Agreement Between Methods Of Measurement With Multiple <text:soft-page-break/>Observations Per Individual” by Bland and Altman.<text:a xlink:type="simple" xlink:href="http://www.fda.gov/MedicalDevices/DeviceRegulationandGuidance/GuidanceDocuments/ucm341718.htm#ft2" text:style-name="Internet_20_link" text:visited-style-name="Visited_20_Internet_20_Link"><text:span text:style-name="T2">2</text:span></text:a>  If you note that the plots show noticeable outliers, please provide the following:</text:p>
      <text:list xml:id="list2930949750422022164" text:style-name="L2">
        <text:list-item>
          <text:p text:style-name="P4">a discussion of the state of health, subject characteristics, test setup, test procedure, and any other factors that may have affected these data points; and</text:p>
        </text:list-item>
        <text:list-item>
          <text:p text:style-name="P2">a discussion of how the outlier(s) do not raise safety and performance concerns regarding the accuracy of the device.</text:p>
        </text:list-item>
      </text:list>
      <text:p text:style-name="Text_20_body">We recommend an A<text:span text:style-name="T1">rms</text:span> specification in conformance with Clause 201.12.1.101.1 of ISO 80601-2-61:2011. We recognize that accuracy is, among other things, a function of patient characteristics, application site and sensor geometry. The table below outlines the typical A<text:span text:style-name="T1">rms</text:span> between measured values (SpO<text:span text:style-name="T1">2</text:span>) and reference values (SaO<text:span text:style-name="T1">2</text:span>) under normal conditions ranging from 70% to 100% SpO<text:span text:style-name="T1">2</text:span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05:10:42.419732247</meta:creation-date>
    <dc:date>2016-05-04T05:14:44.035050886</dc:date>
    <meta:editing-duration>PT4M</meta:editing-duration>
    <meta:editing-cycles>2</meta:editing-cycles>
    <meta:generator>LibreOffice/5.1.2.2$Linux_X86_64 LibreOffice_project/10m0$Build-2</meta:generator>
    <meta:document-statistic meta:table-count="0" meta:image-count="0" meta:object-count="0" meta:page-count="2" meta:paragraph-count="18" meta:word-count="483" meta:character-count="3339" meta:non-whitespace-character-count="2881"/>
  </office:meta>
</office:document-meta>
</file>